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95cm" fo:margin-left="0.002cm" fo:margin-top="0cm" fo:margin-bottom="0.199cm" table:align="left" style:writing-mode="lr-tb"/>
    </style:style>
    <style:style style:name="Tableau1.A" style:family="table-column">
      <style:table-column-properties style:column-width="2.2cm"/>
    </style:style>
    <style:style style:name="Tableau1.B" style:family="table-column">
      <style:table-column-properties style:column-width="14.7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5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1.B5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au2" style:family="table">
      <style:table-properties style:width="17cm" fo:margin-left="-0.39cm" fo:margin-top="0cm" fo:margin-bottom="0cm" table:align="left" style:writing-mode="lr-tb"/>
    </style:style>
    <style:style style:name="Tableau2.A" style:family="table-column">
      <style:table-column-properties style:column-width="5.902cm"/>
    </style:style>
    <style:style style:name="Tableau2.B" style:family="table-column">
      <style:table-column-properties style:column-width="11.098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2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2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2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2.A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2.B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au3" style:family="table">
      <style:table-properties style:width="17cm" fo:margin-left="-0.39cm" fo:margin-top="0cm" fo:margin-bottom="0cm" table:align="left" style:writing-mode="lr-tb"/>
    </style:style>
    <style:style style:name="Tableau3.A" style:family="table-column">
      <style:table-column-properties style:column-width="5.902cm"/>
    </style:style>
    <style:style style:name="Tableau3.B" style:family="table-column">
      <style:table-column-properties style:column-width="11.09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3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3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3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08607f" style:font-name-asian="Caviar Dreams3" style:font-size-asian="10pt" style:font-style-asian="normal" style:font-weight-asian="normal" style:font-name-complex="Caviar Dreams3" style:font-size-complex="10pt"/>
    </style:style>
    <style:style style:name="P3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4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e2ce7"/>
    </style:style>
    <style:style style:name="P5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/>
      <style:text-properties fo:language="fr" fo:country="FR" officeooo:rsid="000e2ce7" officeooo:paragraph-rsid="000e2ce7"/>
    </style:style>
    <style:style style:name="P6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/>
      <style:text-properties fo:language="fr" fo:country="FR" officeooo:rsid="000eb04a" officeooo:paragraph-rsid="000eb04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0eb04a" style:font-name-asian="Caviar Dreams3" style:font-size-asian="10pt" style:font-style-asian="normal" style:font-weight-asian="normal" style:font-name-complex="Caviar Dreams3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eb04a" officeooo:paragraph-rsid="000eb04a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eb04a" officeooo:paragraph-rsid="000eb04a" style:font-name-asian="Caviar Dreams3" style:font-size-asian="10pt" style:font-style-asian="normal" style:font-weight-asian="normal" style:font-name-complex="Caviar Dreams3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eb04a" officeooo:paragraph-rsid="000eb04a" style:font-name-asian="Caviar Dreams3" style:font-size-asian="10pt" style:font-style-asian="normal" style:font-weight-asian="normal" style:font-name-complex="Caviar Dreams3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paragraph-rsid="000ff97e" style:font-name-asian="Caviar Dreams3" style:font-size-asian="10pt" style:font-style-asian="normal" style:font-weight-asian="normal" style:font-name-complex="Caviar Dreams3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66cc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0eb04a" officeooo:paragraph-rsid="000eb04a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officeooo:rsid="000ff97e" officeooo:paragraph-rsid="000ff97e" style:font-name-asian="Caviar Dreams3" style:font-size-asian="10pt" style:font-style-asian="italic" style:font-weight-asian="bold" style:font-name-complex="Caviar Dreams3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officeooo:rsid="00101d05" officeooo:paragraph-rsid="00101d05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officeooo:rsid="0010ef9d" officeooo:paragraph-rsid="0010ef9d"/>
    </style:style>
    <style:style style:name="P16" style:family="paragraph" style:parent-style-name="Title">
      <style:text-properties fo:font-size="28pt" style:font-size-asian="28pt" style:font-size-complex="2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eb04a"/>
    </style:style>
    <style:style style:name="P18" style:family="paragraph" style:parent-style-name="Text_20_body">
      <style:text-properties officeooo:rsid="000e2ce7" officeooo:paragraph-rsid="000ff97e"/>
    </style:style>
    <style:style style:name="P19" style:family="paragraph" style:parent-style-name="Subtitle">
      <style:text-properties officeooo:rsid="000e2ce7" officeooo:paragraph-rsid="000e2ce7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eb04a" officeooo:paragraph-rsid="000eb04a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eb04a" officeooo:paragraph-rsid="00101d05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 fo:orphans="2" fo:widows="2"/>
      <style:text-properties officeooo:rsid="0011f761" officeooo:paragraph-rsid="0011f761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officeooo:rsid="0011f761" officeooo:paragraph-rsid="0011f761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124067" style:font-name-asian="Caviar Dreams3" style:font-size-asian="10pt" style:font-style-asian="normal" style:font-weight-asian="normal" style:font-name-complex="Caviar Dreams3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officeooo:rsid="0011f761" officeooo:paragraph-rsid="0011f761"/>
    </style:style>
    <style:style style:name="P26" style:family="paragraph" style:parent-style-name="Heading_20_1">
      <style:text-properties officeooo:rsid="0006c6d4" officeooo:paragraph-rsid="0006c6d4"/>
    </style:style>
    <style:style style:name="P27" style:family="paragraph" style:parent-style-name="Heading_20_3">
      <style:text-properties officeooo:rsid="0008607f" officeooo:paragraph-rsid="0008607f"/>
    </style:style>
    <style:style style:name="P28" style:family="paragraph" style:parent-style-name="Heading_20_3">
      <style:text-properties officeooo:rsid="00097c04" officeooo:paragraph-rsid="00097c04"/>
    </style:style>
    <style:style style:name="P29" style:family="paragraph" style:parent-style-name="Heading_20_2">
      <style:text-properties officeooo:rsid="0008607f" officeooo:paragraph-rsid="0008607f"/>
    </style:style>
    <style:style style:name="P30" style:family="paragraph" style:parent-style-name="Heading_20_2">
      <style:text-properties officeooo:rsid="00097c04" officeooo:paragraph-rsid="000ff9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3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officeooo:rsid="000ff97e" style:font-name-asian="Caviar Dreams3" style:font-size-asian="10pt" style:font-style-asian="italic" style:font-weight-asian="bold" style:font-name-complex="Caviar Dreams3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0e2ce7" style:font-name-asian="Caviar Dreams3" style:font-size-asian="10pt" style:font-style-asian="normal" style:font-weight-asian="normal" style:font-name-complex="Caviar Dreams3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10ef9d" style:font-name-asian="Caviar Dreams3" style:font-size-asian="10pt" style:font-style-asian="normal" style:font-weight-asian="normal" style:font-name-complex="Caviar Dreams3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bold" style:font-name-asian="Caviar Dreams3" style:font-size-asian="10pt" style:font-style-asian="normal" style:font-weight-asian="bold" style:font-name-complex="Caviar Dreams3" style:font-size-complex="10pt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viar Dreams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 style:font-style-complex="normal" style:font-weight-complex="normal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11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2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officeooo:rsid="0008607f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officeooo:rsid="000e2ce7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4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officeooo:rsid="000eb04a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5" style:family="text">
      <style:text-properties fo:color="#0066cc" fo:font-style="italic" fo:font-weight="bold" style:font-style-asian="italic" style:font-weight-asian="bold" style:font-style-complex="italic"/>
    </style:style>
    <style:style style:name="T16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8607f"/>
    </style:style>
    <style:style style:name="T18" style:family="text">
      <style:text-properties officeooo:rsid="000eb04a"/>
    </style:style>
    <style:style style:name="T19" style:family="text">
      <style:text-properties fo:font-weight="normal" officeooo:rsid="000eb04a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officeooo:rsid="000eb04a"/>
    </style:style>
    <style:style style:name="T24" style:family="text">
      <style:text-properties officeooo:rsid="0010ef9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4169e1" fo:font-style="italic" fo:font-weight="bold" style:font-style-asian="italic" style:font-weight-asian="bold"/>
    </style:style>
    <style:style style:name="T27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4169e1" fo:font-style="italic" fo:font-weight="bold" officeooo:rsid="00124067" style:font-style-asian="italic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S<text:span text:style-name="T18">Form</text:span> – <text:span text:style-name="T18">Pseudo objet formilaire</text:span></text:p>
      <text:p text:style-name="P19"><text:span text:style-name="T19">Simulation de formulaire </text:span><text:span text:style-name="T1">HTML</text:span></text:p>
      <text:p text:style-name="P17"><text:span text:style-name="T20">L’objet </text:span><text:span text:style-name="T15">OSForm</text:span><text:span text:style-name="T20"> n’est pas un formulaire dans la conception HTML de l’objet, mais un conteneur visant à faciliter la mis en œuvre de formulaire sur des pages </text:span><text:span text:style-name="T21">Webs</text:span><text:span text:style-name="T20">. Au regard de cette remarque, l’objet </text:span><text:span text:style-name="T15">OSForm</text:span><text:span text:style-name="T20"> est issus de l’objet </text:span><text:span text:style-name="T15">OSContainer</text:span><text:span text:style-name="T20"> pour hériter de sa capacité d’accueillir d’autres objets.</text:span></text:p>
      <text:p text:style-name="P17"><text:span text:style-name="T20">D’autre part, qui induit formulaire </text:span><text:span text:style-name="T22">HTML</text:span><text:span text:style-name="T20"> parle de bouton de soumission du formulaire, de réinitialisation du formulaire. </text:span></text:p>
      <text:p text:style-name="P17"><text:span text:style-name="T20">Pour la question du bouton de réinitialisation, il faut limiter le nombre à un seul pour plus de cohérence. Pour les boutons de soumission du formulaire, il faut les doter des spécification</text:span><text:span text:style-name="T23">s</text:span><text:span text:style-name="T20"> d’un bouton de base (objet </text:span><text:span text:style-name="T15">ODButton</text:span><text:span text:style-name="T20">), plus encore sur la programmation de déclenchement de traitement sur clic (méthode </text:span><text:span text:style-name="T16">evtClick()</text:span><text:span text:style-name="T20">) Reste la question de leur placement dans le formulaire.</text:span></text:p>
      <text:p text:style-name="P17"><text:span text:style-name="T20">L’objet </text:span><text:span text:style-name="T15">ODButton</text:span><text:span text:style-name="T20"> dispose déjà de la possibilité de groupement de données par l’attribut </text:span><text:span text:style-name="T16">form</text:span><text:span text:style-name="T20">, et pour la programmation de la gestion </text:span><text:span text:style-name="T22">jQuery</text:span><text:span text:style-name="T20"> dans les appels Ajax est déjà faite. Il faut penser alors, et ce en entrée, comme en sortie, à mettre à jour ou à diffuser les valeurs des champs de l’objet </text:span><text:span text:style-name="T15">OSForm</text:span><text:span text:style-name="T20">.</text:span></text:p>
      <text:h text:style-name="P26" text:outline-level="1">Les attributs de base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Attribut</text:p>
          </table:table-cell>
          <table:table-cell table:style-name="Tableau1.B1" office:value-type="string">
            <text:p text:style-name="P7">Explications</text:p>
          </table:table-cell>
        </table:table-row>
        <table:table-row table:style-name="Tableau1.1">
          <table:table-cell table:style-name="Tableau1.A2" office:value-type="string">
            <text:p text:style-name="P12">datas</text:p>
          </table:table-cell>
          <table:table-cell table:style-name="Tableau1.B2" office:value-type="string">
            <text:p text:style-name="P8">Tableau servant au stockage des valeurs des champs inclus dans le formulaire</text:p>
          </table:table-cell>
        </table:table-row>
        <table:table-row table:style-name="Tableau1.1">
          <table:table-cell table:style-name="Tableau1.A2" office:value-type="string">
            <text:p text:style-name="P12">action</text:p>
          </table:table-cell>
          <table:table-cell table:style-name="Tableau1.B2" office:value-type="string">
            <text:p text:style-name="P8">Mode de rendu du formulaire :</text:p>
            <text:list xml:id="list3538139275" text:style-name="L1">
              <text:list-item>
                <text:p text:style-name="P20"><text:span text:style-name="T16">init</text:span><text:tab/>: affichage du formulaire,</text:p>
              </text:list-item>
              <text:list-item>
                <text:p text:style-name="P20"><text:span text:style-name="T16">reset</text:span><text:tab/>: vidage des valeurs de champs du formulaire (clic bouton <text:span text:style-name="T16">Reset</text:span>)</text:p>
              </text:list-item>
              <text:list-item>
                <text:p text:style-name="P20"><text:span text:style-name="T16">setVal</text:span><text:tab/>: affectation de valeurs aux champs du formulaire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12">submits</text:p>
          </table:table-cell>
          <table:table-cell table:style-name="Tableau1.B2" office:value-type="string">
            <text:p text:style-name="P10">Tableau contenant les informations pour afficher les différents boutons de soumission du formulaire.</text:p>
          </table:table-cell>
        </table:table-row>
        <table:table-row table:style-name="Tableau1.1">
          <table:table-cell table:style-name="Tableau1.A5" office:value-type="string">
            <text:p text:style-name="P12">reset</text:p>
          </table:table-cell>
          <table:table-cell table:style-name="Tableau1.B5" office:value-type="string">
            <text:p text:style-name="P10">Attribut contenant le bouton <text:span text:style-name="T16">Reset</text:span> (vidage des valeurs des champs du formulaire)</text:p>
          </table:table-cell>
        </table:table-row>
      </table:table>
      <text:h text:style-name="P26" text:outline-level="1">Les méthode de base</text:h>
      <text:h text:style-name="P29" text:outline-level="2">Les méthodes publiques de base</text:h>
      <text:p text:style-name="P1">Ces méthodes servent au paramétrage bas niveau de l’objet, au regard ds attributs de base. Généralement ces méthodes seront p<text:span text:style-name="T17">eu</text:span> surchargées, sauf cas contraire suivant le contexte.</text:p>
      <text:h text:style-name="P27" text:outline-level="3">Le constructeur - __construct($id)</text:h>
      <text:p text:style-name="P2">Méthode de génération de l’objet.</text:p>
      <text:p text:style-name="P3"><text:span text:style-name="T10">$id</text:span><text:span text:style-name="T2"><text:tab/><text:tab/><text:tab/></text:span><text:span text:style-name="T4">: identifiant de l’objet.</text:span></text:p>
      <text:p text:style-name="P4"><text:span text:style-name="T4">Cette méthode </text:span><text:span text:style-name="T5">demande</text:span><text:span text:style-name="T4"> l’exécution de la méthode publique </text:span><text:span text:style-name="T10">initProperties($id, $arrayData)</text:span><text:span text:style-name="T2"> </text:span><text:span text:style-name="T9">pour la création de l’objet courant par le code </text:span><text:span text:style-name="T12">parent::__construct($id, $arrayData)</text:span><text:span text:style-name="T4">. </text:span><text:span text:style-name="T12">$arrayData</text:span><text:span text:style-name="T4"> </text:span><text:span text:style-name="T6">prend pour valeur le chemin et le nom du fichier de paramétrage de l’objet </text:span><text:span text:style-name="T13">OSDiv</text:span><text:span text:style-name="T6">.</text:span></text:p>
      <text:p text:style-name="P5"><text:span text:style-name="T4">L’objet </text:span><text:span text:style-name="T11">OS</text:span><text:span text:style-name="T14">Form</text:span><text:span text:style-name="T4"> voit sa largeur dans le grille </text:span><text:span text:style-name="T8">Twitter Bootstrap</text:span><text:span text:style-name="T4"> vérifiée et initialisée à 12 pour toutes les valeurs de médias si elle est vide.</text:span></text:p>
      <text:p text:style-name="P6"><text:span text:style-name="T4">Finalement, le bouton </text:span><text:span text:style-name="T11">Reset</text:span><text:span text:style-name="T4"> est instancier à partir de la classe </text:span><text:span text:style-name="T11">ODButton</text:span><text:span text:style-name="T4">.</text:span></text:p>
      <text:h text:style-name="P28" text:outline-level="3"><text:soft-page-break/>Les méthodes générales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Méthode</text:p>
          </table:table-cell>
          <table:table-cell table:style-name="Tableau2.B1" office:value-type="string">
            <text:p text:style-name="P11">Explications</text:p>
          </table:table-cell>
        </table:table-row>
        <table:table-row table:style-name="Tableau2.1">
          <table:table-cell table:style-name="Tableau2.A2" office:value-type="string">
            <text:p text:style-name="P13">addChild($child)</text:p>
          </table:table-cell>
          <table:table-cell table:style-name="Tableau2.B2" office:value-type="string">
            <text:p text:style-name="P14"><text:span text:style-name="T4">Surcharge la méthode définie dans </text:span><text:span text:style-name="T11">OSContainer</text:span><text:span text:style-name="T4">, pour automatiser l’affectation de l’identifiant de </text:span><text:span text:style-name="T7">regroupement</text:span><text:span text:style-name="T4"> de champs en formulaire.</text:span></text:p>
          </table:table-cell>
        </table:table-row>
        <table:table-row table:style-name="Tableau2.1">
          <table:table-cell table:style-name="Tableau2.A3" office:value-type="string">
            <text:p text:style-name="P13">setAction($action)</text:p>
          </table:table-cell>
          <table:table-cell table:style-name="Tableau2.B3" office:value-type="string">
            <text:p text:style-name="P14">Initialise le mode de rendu de l’objet formulaire :</text:p>
            <text:list xml:id="list185233572689391" text:continue-numbering="true" text:style-name="L1">
              <text:list-item>
                <text:p text:style-name="P21"><text:span text:style-name="T16">init</text:span><text:tab/>: affichage du formulaire,</text:p>
              </text:list-item>
              <text:list-item>
                <text:p text:style-name="P21"><text:span text:style-name="T16">reset</text:span><text:tab/>: vidage des valeurs de champs du formulaire (<text:span text:style-name="T24">comme </text:span>clic <text:span text:style-name="T24">sur</text:span> bouton <text:span text:style-name="T16">Reset</text:span>)</text:p>
              </text:list-item>
              <text:list-item>
                <text:p text:style-name="P21"><text:span text:style-name="T16">setVal</text:span><text:tab/>: affectation de valeurs aux champs du formulaire</text:p>
              </text:list-item>
            </text:list>
          </table:table-cell>
        </table:table-row>
        <table:table-row table:style-name="Tableau2.1">
          <table:table-cell table:style-name="Tableau2.A3" office:value-type="string">
            <text:p text:style-name="P13">getAction()</text:p>
          </table:table-cell>
          <table:table-cell table:style-name="Tableau2.B3" office:value-type="string">
            <text:p text:style-name="P14">Restitue le mode de rendu de l’objet formulaire</text:p>
          </table:table-cell>
        </table:table-row>
        <table:table-row table:style-name="Tableau2.1">
          <table:table-cell table:style-name="Tableau2.A3" office:value-type="string">
            <text:p text:style-name="P13">setFormData($datas)</text:p>
          </table:table-cell>
          <table:table-cell table:style-name="Tableau2.B3" office:value-type="string">
            <text:p text:style-name="P23">Permet au travers du contenu du tableau <text:span text:style-name="T3">$datas</text:span> d’affecter des valeurs au champs de l’objet formulaire. Après avoir validé que l’ensemble des clés du tableau son des champs de l’objet formulaire, le contenu du paramètre <text:span text:style-name="T3">$datas</text:span> est affecté à l’attribut <text:span text:style-name="T3">datas</text:span>. </text:p>
            <text:p text:style-name="P25">Ces données seront injectées dans le formulaire avant de l’afficher (action : <text:span text:style-name="T27">init</text:span>), ou directement par function <text:span text:style-name="T1">jQuery</text:span> (action : <text:span text:style-name="T27">setVal</text:span>).</text:p>
          </table:table-cell>
        </table:table-row>
        <table:table-row table:style-name="Tableau2.1">
          <table:table-cell table:style-name="Tableau2.A3" office:value-type="string">
            <text:p text:style-name="P13">getFormDatas()</text:p>
          </table:table-cell>
          <table:table-cell table:style-name="Tableau2.B3" office:value-type="string">
            <text:p text:style-name="P23">Récupère l’attribut <text:span text:style-name="T3">datas</text:span> contenant pour chaque champs de l’objet formulaire , sa valeur et le restitue sous forme d’un tableau de valeurs.</text:p>
          </table:table-cell>
        </table:table-row>
        <table:table-row table:style-name="Tableau2.1">
          <table:table-cell table:style-name="Tableau2.A3" office:value-type="string">
            <text:p text:style-name="P13">addSubmit($label, $nature, $class, $method, $stopEvt)</text:p>
          </table:table-cell>
          <table:table-cell table:style-name="Tableau2.B3" office:value-type="string">
            <text:p text:style-name="P23">Ajoute une définition de bouton de soumission de l’objet formulaire.</text:p>
            <text:p text:style-name="P25">Pour définir ce bouton de soumission, on fourni :</text:p>
            <text:list xml:id="list3351101082" text:style-name="L2">
              <text:list-item>
                <text:p text:style-name="P22">label<text:tab/><text:tab/>: texte affiché dans le bouton</text:p>
              </text:list-item>
              <text:list-item>
                <text:p text:style-name="P22">nature<text:tab/><text:tab/>: par nature, on signifie couleur (CF <text:span text:style-name="T27">ODButton</text:span>)</text:p>
              </text:list-item>
              <text:list-item>
                <text:p text:style-name="P22">class<text:tab/><text:tab/>: namespace et nom de classe de l’objet à instancier afin de pouvoir demander l’exécution de la méthode associée,</text:p>
              </text:list-item>
              <text:list-item>
                <text:p text:style-name="P22">method<text:tab/><text:tab/>: nom de la méthode à exécuter,</text:p>
              </text:list-item>
              <text:list-item>
                <text:p text:style-name="P22">stopEvt<text:tab/><text:tab/>: booléen indiquant la propagation ou non de l’avènement <text:span text:style-name="T27">click</text:span>.</text:p>
              </text:list-item>
            </text:list>
          </table:table-cell>
        </table:table-row>
        <table:table-row table:style-name="Tableau2.1">
          <table:table-cell table:style-name="Tableau2.A3" office:value-type="string">
            <text:p text:style-name="P13">clearSubmits()</text:p>
          </table:table-cell>
          <table:table-cell table:style-name="Tableau2.B3" office:value-type="string">
            <text:p text:style-name="P15">Supprime l’ensemble des définitions de bouton de soumission du formulaire</text:p>
          </table:table-cell>
        </table:table-row>
        <table:table-row table:style-name="Tableau2.1">
          <table:table-cell table:style-name="Tableau2.A3" office:value-type="string">
            <text:p text:style-name="P13">setSubmits($submits)</text:p>
          </table:table-cell>
          <table:table-cell table:style-name="Tableau2.B3" office:value-type="string">
            <text:p text:style-name="P15">Permet de paramétrer par le contenu du tableau <text:span text:style-name="T3">$submits</text:span>, l’ensemble des définitions de bouton de soumission du formulaire</text:p>
          </table:table-cell>
        </table:table-row>
        <table:table-row table:style-name="Tableau2.1">
          <table:table-cell table:style-name="Tableau2.A3" office:value-type="string">
            <text:p text:style-name="P13">getSubmits()</text:p>
          </table:table-cell>
          <table:table-cell table:style-name="Tableau2.B3" office:value-type="string">
            <text:p text:style-name="P15">Restitue l’ensemble des définitions de bouton de soumission du formulaire</text:p>
          </table:table-cell>
        </table:table-row>
      </table:table>
      <text:h text:style-name="P30" text:outline-level="2">Les méthodes protégées ou privées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Méthode</text:p>
          </table:table-cell>
          <table:table-cell table:style-name="Tableau3.B1" office:value-type="string">
            <text:p text:style-name="P11">Explications</text:p>
          </table:table-cell>
        </table:table-row>
        <table:table-row table:style-name="Tableau3.1">
          <table:table-cell table:style-name="Tableau3.A2" office:value-type="string">
            <text:p text:style-name="P13">getActionsConstants()</text:p>
          </table:table-cell>
          <table:table-cell table:style-name="Tableau3.B2" office:value-type="string">
            <text:p text:style-name="P24">Méthode de filtrage des constantes récupérées pour une garder que celle contenant ‘<text:span text:style-name="T28">ACTION</text:span>’, avec constitué un tableau qui sera ensuite retourné par la méthode.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Caviar Dreams1" fo:font-family="'Caviar Dream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viar Dreams2" fo:font-family="'Caviar Dreams'" style:font-style-name="Gras" style:font-pitch="variable" fo:font-size="36pt" fo:font-weight="bol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8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0pt" fo:font-weight="normal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2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2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8pt" fo:font-weight="bold" style:font-size-asian="101%" style:font-weight-asian="bold" style:font-size-complex="101%" style:font-weight-complex="600"/>
    </style:style>
    <style:style style:name="Sans_20_nom1" style:display-name="Sans nom1" style:family="paragraph" style:parent-style-name="Heading_20_3" style:default-outline-level="" style:list-style-name=""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37:10.057230642</meta:creation-date>
    <dc:date>2017-05-30T18:52:31.731499339</dc:date>
    <meta:editing-duration>PT48M12S</meta:editing-duration>
    <meta:editing-cycles>12</meta:editing-cycles>
    <meta:generator>LibreOffice/5.3.3.2$Linux_X86_64 LibreOffice_project/30m0$Build-2</meta:generator>
    <meta:document-statistic meta:table-count="3" meta:image-count="0" meta:object-count="0" meta:page-count="2" meta:paragraph-count="65" meta:word-count="709" meta:character-count="4581" meta:non-whitespace-character-count="3938"/>
  </office:meta>
</office:document-meta>
</file>